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2" style:family="table">
      <style:table-properties style:width="5.2299in" table:align="center" style:may-break-between-rows="false"/>
    </style:style>
    <style:style style:name="Table2.A" style:family="table-column">
      <style:table-column-properties style:column-width="2.6146in"/>
    </style:style>
    <style:style style:name="Table2.B" style:family="table-column">
      <style:table-column-properties style:column-width="2.6153in"/>
    </style:style>
    <style:style style:name="Table2.A1" style:family="table-cell">
      <style:table-cell-properties fo:padding-left="0.0403in" fo:padding-right="0.0403in" fo:padding-top="0.0201in" fo:padding-bottom="0.0201in" fo:border="none"/>
    </style:style>
    <style:style style:name="Table2.B1" style:family="table-cell">
      <style:table-cell-properties fo:padding-left="0.0403in" fo:padding-right="0.0403in" fo:padding-top="0.0201in" fo:padding-bottom="0.0201in" fo:border-left="0.25pt solid #000000" fo:border-right="none" fo:border-top="none" fo:border-bottom="none"/>
    </style:style>
    <style:style style:name="P1" style:family="paragraph" style:parent-style-name="Text_20_body">
      <style:paragraph-properties fo:margin-top="0in" fo:margin-bottom="0in" style:shadow="none"/>
      <style:text-properties fo:font-size="2pt" style:font-size-asian="1.75pt" style:font-size-complex="2pt"/>
    </style:style>
    <style:style style:name="P2" style:family="paragraph" style:parent-style-name="Job_20_responsibilities" style:list-style-name="L1"/>
    <style:style style:name="P3" style:family="paragraph" style:parent-style-name="Skills_20_list_20_sectioned_20_indent" style:list-style-name="L1"/>
    <style:style style:name="T1" style:family="text">
      <style:text-properties style:font-name="Optima Cyr" style:font-name-asian="DejaVu Sans2" style:font-name-complex="Lucidasans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variable-decls>
        <text:variable-decl office:value-type="float" text:name="WORK_VERBOS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nder"><text:sender-street text:fixed="false">3208 Lyndale Ave. S #8</text:sender-street>, <text:sender-city text:fixed="false">Minneapolis</text:sender-city> <text:sender-state-or-province text:fixed="false">MN</text:sender-state-or-province> <text:sender-postal-code text:fixed="false">55408</text:sender-postal-code><text:line-break/>Email: <text:sender-email text:fixed="false">dchurch000@gmail.com</text:sender-email> Tel: <text:sender-phone-private text:fixed="false">+1-651-206-7515</text:sender-phone-private></text:p>
      <text:h text:style-name="Heading_20_1" text:outline-level="1"><text:author-name text:fixed="false">Daniel Church</text:author-name></text:h>
      <text:h text:style-name="Heading_20_2" text:outline-level="2"><text:title text:fixed="true">Profile</text:title></text:h>
      <text:p text:style-name="Profile_20_desc">Accomplished software developer with 10+ years of experience in the field including designing and implementing SQL databases, software testing and patching, web security assessments and UNIX system administration.</text:p>
      <text:p text:style-name="Profile_20_expertise">Areas of expertise include:</text:p>
      <text:p text:style-name="Profile_20_expertise_20_indent">Software Development (Perl, Shell, SQL, PHP, JavaScript, HTML, CSS, XML, XSLT, Java, AJAX)</text:p>
      <text:p text:style-name="Profile_20_expertise_20_indent">UNIX System Administration and Security</text:p>
      <text:p text:style-name="Profile_20_expertise_20_indent">SQL Database Design and Implementation</text:p>
      <text:p text:style-name="Profile_20_expertise_20_indent">Graphic Design</text:p>
      <text:h text:style-name="Heading_20_2" text:outline-level="2"><text:title text:fixed="true">Education</text:title></text:h>
      <text:p text:style-name="Workplace_20_description"><text:tab/>Sep, 2003 ― Dec, 2007<text:tab/>UW River Falls</text:p>
      <text:p text:style-name="Job_20_title">Undergraduate<text:line-break/>Computer Science &amp; Information Systems</text:p>
      <text:p text:style-name="Workplace_20_description"><text:tab/>Jan, 2010 ― Present<text:tab/>Dunwoody Technical</text:p>
      <text:p text:style-name="Job_20_title">Undergraduate<text:line-break/>CWEB</text:p>
      <text:h text:style-name="Heading_20_2" text:outline-level="2"><text:title text:fixed="true">Work Experience</text:title><text:variable-set text:name="WORK_VERBOSE" text:display="none" text:formula="ooow:1" office:value-type="float" office:value="1" style:data-style-name="N0"/></text:h>
      <text:p text:style-name="Workplace_20_description"><text:tab/>Aug, 2009 ― Mar, 2010<text:tab/>Custom Exteriors of Wisconsin, Inc.</text:p>
      <text:p text:style-name="Job_20_title">Database Development and Management Specialist</text:p>
      <text:p text:style-name="Skills_20_used"><text:tab/>Development Skills:<text:tab/>AJAX, CSS, Database Design, HTML, JavaScript, MySQL, Perl, PHP, Technical Writing</text:p>
      <text:p text:style-name="Skills_20_used"><text:tab/>UNIX Admin Skills:<text:tab/>Apache, Firewalls, Virtual Hosting, VPN</text:p>
      <text:list xml:id="list970335886" text:style-name="L1">
        <text:list-item>
          <text:p text:style-name="P2">Supervised the upgrade and implementation of the company's existing MySQL database</text:p>
        </text:list-item>
        <text:list-item>
          <text:p text:style-name="P2">Oversaw the development of a comprehensive intranet-based PHP data entry interface for internal company use</text:p>
        </text:list-item>
        <text:list-item>
          <text:p text:style-name="P2"><text:soft-page-break/>Wrote and revised technical manuals and employee training programs for the new software infrastructure</text:p>
        </text:list-item>
      </text:list>
      <text:p text:style-name="Workplace_20_description"><text:tab/>Mar, 2009 ― Aug, 2009<text:tab/>Winner, Wixson &amp; Pernitz</text:p>
      <text:p text:style-name="Job_20_title">Accounting Data Management Specialist</text:p>
      <text:p text:style-name="Skills_20_used"><text:tab/>Development Skills:<text:tab/>Perl, Shell</text:p>
      <text:p text:style-name="Skills_20_used"><text:tab/>UNIX Admin Skills:<text:tab/>Sendmail, VPN</text:p>
      <text:list xml:id="list734139324" text:continue-numbering="true" text:style-name="L1">
        <text:list-item>
          <text:p text:style-name="P2">Responsible for the entry and management of thousands of invoices and hand-written work, quickly finding and correcting problems that arose, overseeing billing and mailing operations</text:p>
        </text:list-item>
        <text:list-item>
          <text:p text:style-name="P2"><text:hidden-paragraph text:condition="ooow:!WORK_VERBOSE"/>Managed a complex database of financial information of hundreds of legal clients</text:p>
        </text:list-item>
        <text:list-item>
          <text:p text:style-name="P2">Supervised the maintenance and upgrade of client and server software and hardware for the entire office</text:p>
        </text:list-item>
        <text:list-item>
          <text:p text:style-name="P2">Built a replacement internal database in Microsoft Access and a Visual Basic user interface</text:p>
        </text:list-item>
      </text:list>
      <text:p text:style-name="Workplace_20_description"><text:tab/>Jan, 2009 ― Mar, 2009<text:tab/>Custom Exteriors of Wisconsin, Inc.</text:p>
      <text:p text:style-name="Job_20_title">Outside Technical Consultant</text:p>
      <text:p text:style-name="Skills_20_used"><text:tab/>Development Skills:<text:tab/>Database Design, MySQL, Perl, PHP, XML, XSLT</text:p>
      <text:p text:style-name="Skills_20_used"><text:tab/>UNIX Admin Skills:<text:tab/>Firewalls, Network Security, TCP/IP</text:p>
      <text:list xml:id="list1009237233" text:continue-numbering="true" text:style-name="L1">
        <text:list-item>
          <text:p text:style-name="P2">Oversaw the design and launch of a large-scale MySQL database to store financial and work records for thousands of customers and employees</text:p>
        </text:list-item>
      </text:list>
      <text:p text:style-name="Workplace_20_description"><text:tab/>Jul, 2008 ― Jan, 2009<text:tab/>UW-Madison EH&amp;S</text:p>
      <text:p text:style-name="Job_20_title">Web Portal Contact Training Specialist</text:p>
      <text:p text:style-name="Skills_20_used"><text:tab/>Development Skills:<text:tab/>CSS, HTML, JavaScript, Perl, XML</text:p>
      <text:p text:style-name="Skills_20_used"><text:tab/>UNIX Admin Skills:<text:tab/>Code Security, CUPS</text:p>
      <text:p text:style-name="Skills_20_used"><text:tab/>Graphic Design Skills:<text:tab/>Inkscape, Photography, The GIMP</text:p>
      <text:list xml:id="list871964695" text:continue-numbering="true" text:style-name="L1">
        <text:list-item>
          <text:p text:style-name="P2">Chief designer and developer of a complex website to convey a multitude of safety and medical information</text:p>
        </text:list-item>
        <text:list-item>
          <text:p text:style-name="P2">Supervised the design of an intuitive and sleek website layout using HTML and CSS</text:p>
        </text:list-item>
        <text:list-item>
          <text:p text:style-name="P2">Employed advanced graphic and video presentation techniques to a wide range of multimedia for use in a web-based setting</text:p>
        </text:list-item>
        <text:list-item>
          <text:p text:style-name="P2">Used digital photography and image manipulation techniques in The GIMP to convey information to a wide audience of hundreds of university workers</text:p>
        </text:list-item>
        <text:list-item>
          <text:p text:style-name="P2"><text:soft-page-break/>Employed HTML, CSS and object-oriented JavaScript to create an intuitive user experience</text:p>
        </text:list-item>
      </text:list>
      <text:p text:style-name="Workplace_20_description"><text:tab/>Sep, 2005 ― Present<text:tab/>Youth Against War and Racism</text:p>
      <text:p text:style-name="Job_20_title">Political Organizer</text:p>
      <text:p text:style-name="Skills_20_used"><text:tab/>Graphic Design Skills:<text:tab/>Photography, The GIMP, Inkscape</text:p>
      <text:list xml:id="list650122778" text:continue-numbering="true" text:style-name="L1">
        <text:list-item>
          <text:p text:style-name="P2">Used advanced graphic design techniques to create dozens of conspicuous and eye-catching materials</text:p>
        </text:list-item>
      </text:list>
      <text:p text:style-name="Workplace_20_description"><text:tab/>Sep, 2005 ― May, 2006<text:tab/>Walgreens, Stillwater, MN</text:p>
      <text:p text:style-name="Job_20_title">Photo Technician</text:p>
      <text:p text:style-name="Workplace_20_description"><text:tab/>Feb, 2001 ― Sep, 2005<text:tab/>Walgreens, Minneapolis, MN</text:p>
      <text:p text:style-name="Job_20_title">CSR/Photo Technician</text:p>
      <text:list xml:id="list1259336626" text:continue-numbering="true" text:style-name="L1">
        <text:list-item>
          <text:p text:style-name="P2">Successfully maintained general retail responsibilities, including accurately counting currency and aiding customers</text:p>
        </text:list-item>
        <text:list-item>
          <text:p text:style-name="P2">Employed film and print development techniques on four separate machines: Gretag Master Lab Plus; Noritsu QSF-V50 Film Processor and Scanner; Noritsu QSS-35 Plus Print Processor; Fujifilm Minilab-Frontier LP 7000</text:p>
        </text:list-item>
      </text:list>
      <text:h text:style-name="Heading_20_2" text:outline-level="2"><text:title text:fixed="true">Other Skills and Experience</text:title></text:h>
      <text:p text:style-name="Skills_20_list_20_sectioned"><text:tab/><text:span text:style-name="Strong_20_Emphasis">Development:</text:span><text:tab/><text:span text:style-name="Bullet_20_Symbols">●</text:span><text:span text:style-name="T1"><text:tab/></text:span>More than 8 years experience programming in Perl 5 using object‑oriented and threaded models.</text:p>
      <text:list xml:id="list966284568" text:continue-numbering="true" text:style-name="L1">
        <text:list-item>
          <text:p text:style-name="P3">Years of experience writing PHP 5, XHTML, CSS 2, JavaScript, AJAX, XML and XSLT.</text:p>
        </text:list-item>
        <text:list-item>
          <text:p text:style-name="P3">Vast working knowledge of Perl, POSIX and Java regular expression libraries.</text:p>
        </text:list-item>
        <text:list-item>
          <text:p text:style-name="P3">Years of experience in UNIX shell scripting, automated tasks, code security practices and multithreading.</text:p>
        </text:list-item>
        <text:list-item>
          <text:p text:style-name="P3">Experience developing Java applications and experience using the Eclipse development platform.</text:p>
        </text:list-item>
        <text:list-item>
          <text:p text:style-name="P3">Over 2 years experience working in a managed code environment using Subversion and Git.</text:p>
        </text:list-item>
        <text:list-item>
          <text:p text:style-name="P3">Experience creating object‑oriented code libraries in Perl, PHP and Java. Published on CPAN.</text:p>
        </text:list-item>
        <text:list-item>
          <text:p text:style-name="P3">Experience building and using databases using SQLite, MySQL and PostgreSQL and working with PHP and Perl APIs.</text:p>
        </text:list-item>
        <text:list-item>
          <text:p text:style-name="P3">Working knowledge of artificial intelligence (AI) programming concepts and designs, constructing and implementing neural networks.</text:p>
        </text:list-item>
      </text:list>
      <text:p text:style-name="Skills_20_list_20_sectioned"><text:soft-page-break/><text:tab/><text:span text:style-name="Strong_20_Emphasis">UNIX Administration:</text:span><text:tab/><text:span text:style-name="Bullet_20_Symbols">●</text:span><text:tab/>Over 8 years experience administrating Linux servers and virtual hosts.</text:p>
      <text:list xml:id="list548598691" text:continue-numbering="true" text:style-name="L1">
        <text:list-item>
          <text:p text:style-name="P3">Vast and intimate knowledge of UNIX system administration, networking and security.</text:p>
        </text:list-item>
        <text:list-item>
          <text:p text:style-name="P3">Years of Apache, MySQL and virtual hosting experience.</text:p>
        </text:list-item>
        <text:list-item>
          <text:p text:style-name="P3">Extensive experience building, setting up and administrating computer networks and clusters.</text:p>
        </text:list-item>
        <text:list-item>
          <text:p text:style-name="P3">Experience building desktop computers and upgrading hardware.</text:p>
        </text:list-item>
      </text:list>
      <text:p text:style-name="Skills_20_list_20_sectioned"><text:tab/><text:span text:style-name="Strong_20_Emphasis">Graphic Design:</text:span><text:tab/><text:span text:style-name="Bullet_20_Symbols">●</text:span><text:tab/>Years of 2D and 3D graphic design experience working with Inkscape, The GIMP, Blender, Dia, Scribus, Adobe Photoshop and Illustrator.</text:p>
      <text:list xml:id="list1331065831" text:continue-numbering="true" text:style-name="L1">
        <text:list-item>
          <text:p text:style-name="P3">Experience developing visual media in OpenOffice, LibreOffice and Microsoft Office.</text:p>
        </text:list-item>
        <text:list-item>
          <text:p text:style-name="P3">Experience constructing, editing, encoding and analyzing digital audio with working knowledge of audio filtering types and techniques.</text:p>
        </text:list-item>
      </text:list>
      <text:h text:style-name="Heading_20_2" text:outline-level="2"><text:title text:fixed="true">References</text:title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Walsh, Andrew</text:p>
          </table:table-cell>
          <table:table-cell table:style-name="Table2.B1" office:value-type="string">
            <text:p text:style-name="References_20_contents">Paul, Becky</text:p>
          </table:table-cell>
        </table:table-row>
        <table:table-row>
          <table:table-cell table:style-name="Table2.A1" office:value-type="string">
            <text:p text:style-name="References_20_contents">Custom Exteriors of WI, Inc</text:p>
          </table:table-cell>
          <table:table-cell table:style-name="Table2.B1" office:value-type="string">
            <text:p text:style-name="References_20_contents">Winner, Wixson &amp; Pernitz</text:p>
          </table:table-cell>
        </table:table-row>
        <table:table-row>
          <table:table-cell table:style-name="Table2.A1" office:value-type="string">
            <text:p text:style-name="References_20_contents">3501 N Northridge Ln<text:line-break/>Appleton, WI 54914</text:p>
          </table:table-cell>
          <table:table-cell table:style-name="Table2.B1" office:value-type="string">
            <text:p text:style-name="References_20_contents">22 E. Mifflin St Suite 702<text:line-break/>Madison, WI 53701</text:p>
          </table:table-cell>
        </table:table-row>
        <table:table-row>
          <table:table-cell table:style-name="Table2.A1" office:value-type="string">
            <text:p text:style-name="References_20_contents">Tel: +1-920-810-4306</text:p>
          </table:table-cell>
          <table:table-cell table:style-name="Table2.B1" office:value-type="string">
            <text:p text:style-name="References_20_contents">Tel: +1-608-257-025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Discher, Michelle</text:p>
          </table:table-cell>
          <table:table-cell table:style-name="Table2.B1" office:value-type="string">
            <text:p text:style-name="References_20_contents">Morrison, Jim</text:p>
          </table:table-cell>
        </table:table-row>
        <table:table-row>
          <table:table-cell table:style-name="Table2.A1" office:value-type="string">
            <text:p text:style-name="References_20_contents">UW-Madison EH&amp;S</text:p>
          </table:table-cell>
          <table:table-cell table:style-name="Table2.B1" office:value-type="string">
            <text:p text:style-name="References_20_contents">UW-Madison EH&amp;S</text:p>
          </table:table-cell>
        </table:table-row>
        <table:table-row>
          <table:table-cell table:style-name="Table2.A1" office:value-type="string">
            <text:p text:style-name="References_20_contents">30 East Campus Mall<text:line-break/>Madison, WI 53715</text:p>
          </table:table-cell>
          <table:table-cell table:style-name="Table2.B1" office:value-type="string">
            <text:p text:style-name="References_20_contents">30 East Campus Mall<text:line-break/>Madison, WI 53715</text:p>
          </table:table-cell>
        </table:table-row>
        <table:table-row>
          <table:table-cell table:style-name="Table2.A1" office:value-type="string">
            <text:p text:style-name="References_20_contents">Tel: +1-608-890-0320</text:p>
          </table:table-cell>
          <table:table-cell table:style-name="Table2.B1" office:value-type="string">
            <text:p text:style-name="References_20_contents">Tel: +1-608-263-2177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Employment</text:p>
          </table:table-cell>
          <table:table-cell table:style-name="Table2.B1" office:value-type="string">
            <text:p text:style-name="References_20_header">Employment</text:p>
          </table:table-cell>
        </table:table-row>
        <table:table-row>
          <table:table-cell table:style-name="Table2.A1" office:value-type="string">
            <text:p text:style-name="References_20_contents">Madsen, Brandon</text:p>
          </table:table-cell>
          <table:table-cell table:style-name="Table2.B1" office:value-type="string">
            <text:p text:style-name="References_20_contents">Larsen, Matthew</text:p>
          </table:table-cell>
        </table:table-row>
        <table:table-row>
          <table:table-cell table:style-name="Table2.A1" office:value-type="string">
            <text:p text:style-name="References_20_contents">Youth Against War and Racism</text:p>
          </table:table-cell>
          <table:table-cell table:style-name="Table2.B1" office:value-type="string">
            <text:p text:style-name="References_20_contents">Walgreens #01811</text:p>
          </table:table-cell>
        </table:table-row>
        <table:table-row>
          <table:table-cell table:style-name="Table2.A1" office:value-type="string">
            <text:p text:style-name="References_20_contents">345 W Doty St #2<text:line-break/>Madison, WI 53703</text:p>
          </table:table-cell>
          <table:table-cell table:style-name="Table2.B1" office:value-type="string">
            <text:p text:style-name="References_20_contents">3207 E Lake St<text:line-break/>Minneapolis, MN 55406</text:p>
          </table:table-cell>
        </table:table-row>
        <table:table-row>
          <table:table-cell table:style-name="Table2.A1" office:value-type="string">
            <text:p text:style-name="References_20_contents">Tel: +1-608-251-6258</text:p>
          </table:table-cell>
          <table:table-cell table:style-name="Table2.B1" office:value-type="string">
            <text:p text:style-name="References_20_contents">Tel: +1-612-721-4114</text:p>
          </table:table-cell>
        </table:table-row>
        <table:table-row>
          <table:table-cell table:style-name="Table2.A1" office:value-type="string">
            <text:p text:style-name="References_20_spacer"/>
          </table:table-cell>
          <table:table-cell table:style-name="Table2.A1" office:value-type="string">
            <text:p text:style-name="References_20_spacer"/>
          </table:table-cell>
        </table:table-row>
        <table:table-row>
          <table:table-cell table:style-name="Table2.A1" office:value-type="string">
            <text:p text:style-name="References_20_header">Personal</text:p>
          </table:table-cell>
          <table:table-cell table:style-name="Table2.B1" office:value-type="string">
            <text:p text:style-name="References_20_header">Personal</text:p>
          </table:table-cell>
        </table:table-row>
        <table:table-row>
          <table:table-cell table:style-name="Table2.A1" office:value-type="string">
            <text:p text:style-name="References_20_contents">Shillingford, Nick</text:p>
          </table:table-cell>
          <table:table-cell table:style-name="Table2.B1" office:value-type="string">
            <text:p text:style-name="References_20_contents">Stanislowski, Cryztal</text:p>
          </table:table-cell>
        </table:table-row>
        <table:table-row>
          <table:table-cell table:style-name="Table2.A1" office:value-type="string">
            <text:p text:style-name="References_20_contents"/>
          </table:table-cell>
          <table:table-cell table:style-name="Table2.B1" office:value-type="string">
            <text:p text:style-name="References_20_contents"/>
          </table:table-cell>
        </table:table-row>
        <table:table-row>
          <table:table-cell table:style-name="Table2.A1" office:value-type="string">
            <text:p text:style-name="References_20_contents">1029 State St #33<text:line-break/>River Falls, WI 54022</text:p>
          </table:table-cell>
          <table:table-cell table:style-name="Table2.B1" office:value-type="string">
            <text:p text:style-name="References_20_contents">3809 Sibley St #207,<text:line-break/>Burnsville, MN 55337</text:p>
          </table:table-cell>
        </table:table-row>
        <table:table-row>
          <table:table-cell table:style-name="Table2.A1" office:value-type="string">
            <text:p text:style-name="References_20_contents">Tel: +1-612-251-0707</text:p>
          </table:table-cell>
          <table:table-cell table:style-name="Table2.B1" office:value-type="string">
            <text:p text:style-name="References_20_contents">Tel: +1-952-457-1475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erif" svg:font-family="'DejaVu Serif'"/>
    <style:font-face style:name="Lucidasans1" svg:font-family="Lucidasans"/>
    <style:font-face style:name="StarSymbol" svg:font-family="StarSymbol"/>
    <style:font-face style:name="Optima Cyr1" svg:font-family="'Optima Cyr'" style:font-adornments="Bold" style:font-pitch="variable"/>
    <style:font-face style:name="Optima Cyr" svg:font-family="'Optima Cyr'" style:font-adornments="Regular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Helvetica" svg:font-family="Helvetica" style:font-adornments="Negrita" style:font-family-generic="swiss" style:font-pitch="variable"/>
    <style:font-face style:name="AR PL ShanHeiSun Uni" svg:font-family="'AR PL ShanHeiSun Uni'" style:font-family-generic="system" style:font-pitch="variable"/>
    <style:font-face style:name="DejaVu Sans2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erif" fo:font-size="12pt" fo:language="en" fo:country="US" style:letter-kerning="true" style:font-name-asian="DejaVu Sans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/>
    </style:style>
    <style:style style:name="Heading" style:family="paragraph" style:parent-style-name="Standard" style:next-style-name="Text_20_body" style:class="text">
      <style:paragraph-properties fo:margin-left="1in" fo:margin-right="1in" fo:margin-top="0.1665in" fo:margin-bottom="0.0835in" fo:text-align="center" style:justify-single-word="false" fo:text-indent="0in" style:auto-text-indent="false" fo:padding="0in" fo:border-left="none" fo:border-right="none" fo:border-top="0.06pt solid #000000" fo:border-bottom="none" style:shadow="none" fo:keep-with-next="always"/>
      <style:text-properties style:font-name="Helvetica" fo:font-size="15pt" fo:font-weight="bold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75in" fo:margin-right="0.75in" fo:margin-top="0in" fo:margin-bottom="0.0835in" fo:keep-together="always" fo:text-indent="0in" style:auto-text-indent="false" style:page-number="auto" style:shadow="none"/>
      <style:text-properties style:font-name="Optima Cyr" fo:font-size="12pt"/>
    </style:style>
    <style:style style:name="List" style:family="paragraph" style:parent-style-name="Text_20_body" style:class="list">
      <style:text-properties style:font-name="DejaVu Serif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erif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ucidasans1"/>
    </style:style>
    <style:style style:name="Sender" style:family="paragraph" style:parent-style-name="Standard" style:class="extra">
      <style:paragraph-properties fo:margin-top="0in" fo:margin-bottom="0.0417in" fo:text-align="center" style:justify-single-word="false" text:number-lines="false" text:line-number="0"/>
      <style:text-properties style:font-name="DejaVu San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/>
      <style:text-properties style:font-name="Optima Cyr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701in" fo:margin-bottom="0.1in" style:page-number="auto"/>
      <style:text-properties fo:font-variant="normal" fo:text-transform="none" fo:font-size="14pt" fo:letter-spacing="0.028in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Workplace_20_description" style:display-name="Workplace description" style:family="paragraph" style:parent-style-name="Text_20_body" style:next-style-name="Text_20_body" style:master-page-name="">
      <style:paragraph-properties fo:margin-left="3in" fo:margin-right="0.75in" fo:margin-top="0.0799in" fo:margin-bottom="0in" fo:line-height="115%" fo:text-indent="-2.25in" style:auto-text-indent="false" style:page-number="auto" fo:keep-with-next="always">
        <style:tab-stops>
          <style:tab-stop style:position="-0.25in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ills_20_list" style:display-name="Skills list" style:family="paragraph" style:parent-style-name="Text_20_body" style:class="text">
      <style:paragraph-properties fo:margin-left="0.55in" fo:margin-right="0.75in" fo:margin-top="0.0799in" fo:margin-bottom="0.0799in" fo:text-align="start" style:justify-single-word="false" fo:text-indent="0in" style:auto-text-indent="false"/>
      <style:text-properties fo:font-size="12pt"/>
    </style:style>
    <style:style style:name="Text_20_body_20_indent" style:display-name="Text body indent" style:family="paragraph" style:parent-style-name="Text_20_body" style:class="text">
      <style:paragraph-properties fo:text-align="justify" style:justify-single-word="false"/>
    </style:style>
    <style:style style:name="References_20_header" style:display-name="References header" style:family="paragraph" style:parent-style-name="Table_20_Heading">
      <style:text-properties style:font-name="DejaVu Sans1" fo:font-size="9pt"/>
    </style:style>
    <style:style style:name="References_20_contents" style:display-name="References contents" style:family="paragraph" style:parent-style-name="Table_20_Contents">
      <style:paragraph-properties fo:margin-left="0.2201in" fo:margin-right="0in" fo:text-indent="0in" style:auto-text-indent="false"/>
      <style:text-properties style:font-name="DejaVu Sans" fo:font-size="9pt"/>
    </style:style>
    <style:style style:name="References_20_spacer" style:display-name="References spacer" style:family="paragraph" style:parent-style-name="Table_20_Contents">
      <style:text-properties fo:font-size="7pt"/>
    </style:style>
    <style:style style:name="Job_20_title" style:display-name="Job title" style:family="paragraph" style:parent-style-name="Workplace_20_description">
      <style:paragraph-properties fo:margin-left="3.25in" fo:margin-right="0.75in" fo:margin-top="0in" fo:margin-bottom="0.0402in" fo:text-indent="-0.25in" style:auto-text-indent="false">
        <style:tab-stops/>
      </style:paragraph-properties>
    </style:style>
    <style:style style:name="Skills_20_used" style:display-name="Skills used" style:family="paragraph" style:parent-style-name="Workplace_20_description" style:master-page-name="">
      <style:paragraph-properties fo:margin-left="3.15in" fo:margin-right="1.25in" fo:margin-top="0in" fo:margin-bottom="0in" fo:text-indent="-2.4in" style:auto-text-indent="false" style:page-number="auto">
        <style:tab-stops>
          <style:tab-stop style:position="-0.4in" style:type="right"/>
          <style:tab-stop style:position="-0.15in"/>
        </style:tab-stops>
      </style:paragraph-properties>
      <style:text-properties fo:font-size="11pt" fo:font-weight="bold"/>
    </style:style>
    <style:style style:name="Skills_20_list_20_sectioned" style:display-name="Skills list sectioned" style:family="paragraph" style:parent-style-name="Skills_20_list" style:next-style-name="Skills_20_list_20_sectioned_20_indent" style:master-page-name="">
      <style:paragraph-properties fo:margin-left="2.25in" fo:margin-right="0.75in" fo:margin-top="0.0598in" fo:margin-bottom="0.0598in" fo:text-indent="-2.25in" style:auto-text-indent="false" style:page-number="auto" fo:keep-with-next="always">
        <style:tab-stops>
          <style:tab-stop style:position="-0.4in" style:type="right"/>
          <style:tab-stop style:position="-0.25in"/>
          <style:tab-stop style:position="0.25in"/>
        </style:tab-stops>
      </style:paragraph-properties>
    </style:style>
    <style:style style:name="Skills_20_list_20_sectioned_20_indent" style:display-name="Skills list sectioned indent" style:family="paragraph" style:parent-style-name="Skills_20_list_20_sectioned" style:master-page-name="">
      <style:paragraph-properties fo:margin-left="1.75in" fo:margin-right="0.75in" fo:margin-top="0in" fo:margin-bottom="0.0799in" fo:text-indent="0in" style:auto-text-indent="false" style:page-number="auto" fo:keep-with-next="auto">
        <style:tab-stops/>
      </style:paragraph-properties>
    </style:style>
    <style:style style:name="Profile_20_desc" style:display-name="Profile desc" style:family="paragraph" style:parent-style-name="Text_20_body">
      <style:text-properties fo:font-size="105%"/>
    </style:style>
    <style:style style:name="Profile_20_expertise" style:display-name="Profile expertise" style:family="paragraph" style:parent-style-name="Profile_20_desc">
      <style:text-properties fo:font-weight="bold"/>
    </style:style>
    <style:style style:name="Profile_20_expertise_20_indent" style:display-name="Profile expertise indent" style:family="paragraph" style:parent-style-name="Profile_20_expertise" style:class="text">
      <style:paragraph-properties fo:margin-left="1.6in" fo:margin-right="0.75in" fo:margin-top="0in" fo:margin-bottom="0.0402in" fo:text-indent="-0.25in" style:auto-text-indent="false">
        <style:tab-stops/>
      </style:paragraph-properties>
    </style:style>
    <style:style style:name="Job_20_responsibilities" style:display-name="Job responsibilities" style:family="paragraph" style:parent-style-name="Skills_20_list">
      <style:paragraph-properties fo:text-align="justify" style:justify-single-word="false"/>
    </style:style>
    <style:style style:name="Bullet_20_Symbols" style:display-name="Bullet Symbols" style:family="text">
      <style:text-properties style:font-name="StarSymbol" fo:font-size="8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03</meta:generator>
    <dc:title>Daniel Church Resume</dc:title>
    <meta:initial-creator>Daniel Church</meta:initial-creator>
    <meta:creation-date>2008-02-27T22:49:59</meta:creation-date>
    <dc:creator>Daniel Church</dc:creator>
    <dc:date>2011-07-25T19:20:07</dc:date>
    <meta:editing-cycles>92</meta:editing-cycles>
    <meta:editing-duration>PT6H30M58S</meta:editing-duration>
    <meta:document-statistic meta:table-count="1" meta:image-count="0" meta:object-count="0" meta:page-count="4" meta:paragraph-count="0" meta:word-count="901" meta:character-count="6150" meta:non-whitespace-character-count="5367"/>
    <meta:user-defined meta:name="Info 1"/>
    <meta:user-defined meta:name="Info 2"/>
    <meta:user-defined meta:name="Info 3"/>
    <meta:user-defined meta:name="Info 4"/>
  </office:meta>
</office:document-meta>
</file>